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2000001FBDE57E443F39850AA.png" manifest:media-type="image/png"/>
  <manifest:file-entry manifest:full-path="Pictures/1000020100000320000001FB7393E298922BDE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Symbols21" svg:font-family="'Noto Sans Symbols2'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Noto Sans Symbols" svg:font-family="'Noto Sans Symbols'" style:font-family-generic="swiss" style:font-pitch="variable"/>
    <style:font-face style:name="Noto Sans Symbols2" svg:font-family="'Noto Sans Symbols2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29fcf" draw:fill-color="#2196f3" draw:textarea-horizontal-align="justify" draw:textarea-vertical-align="middle" draw:auto-grow-height="false" fo:min-height="3.342cm" fo:min-width="3.092cm"/>
      <style:paragraph-properties style:writing-mode="lr-tb"/>
    </style:style>
    <style:style style:name="gr2" style:family="graphic" style:parent-style-name="standard">
      <style:graphic-properties svg:stroke-color="#ed1b2e" draw:fill-color="#ed1b2e" draw:textarea-horizontal-align="justify" draw:textarea-vertical-align="middle" draw:auto-grow-height="false" fo:min-height="3.342cm" fo:min-width="3.09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25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6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064cm"/>
      <style:paragraph-properties style:writing-mode="lr-tb"/>
    </style:style>
    <style:style style:name="gr8" style:family="graphic" style:parent-style-name="standard">
      <style:graphic-properties svg:stroke-color="#ffbf00" draw:fill-color="#ffbf00" draw:textarea-horizontal-align="justify" draw:textarea-vertical-align="middle" draw:auto-grow-height="false" fo:min-height="3.342cm" fo:min-width="3.092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4.228cm" fo:min-width="20.582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9.464cm" fo:min-width="17.169cm" draw:shadow-opacity="80%"/>
    </style:style>
    <style:style style:name="gr13" style:family="graphic" style:parent-style-name="objectwithoutfill">
      <style:graphic-properties svg:stroke-color="#ffffff" draw:fill="solid" draw:fill-color="#ffffff" draw:textarea-vertical-align="middle"/>
    </style:style>
    <style:style style:name="gr14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10.226cm" fo:min-width="12.808cm" draw:shadow-opacity="80%"/>
    </style:style>
    <style:style style:name="gr15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10.341cm" fo:min-width="2.294cm" draw:shadow-opacity="80%"/>
    </style:style>
    <style:style style:name="gr16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9.364cm" fo:min-width="0.119cm" draw:shadow-opacity="80%"/>
    </style:style>
    <style:style style:name="gr17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8.448cm" fo:min-width="17.169cm" draw:shadow-opacity="80%"/>
    </style:style>
    <style:style style:name="gr18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1.782cm" fo:min-width="17.169cm" draw:shadow-opacity="80%"/>
    </style:style>
    <style:style style:name="gr19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0.866cm" fo:min-width="1.278cm" draw:shadow-opacity="80%"/>
    </style:style>
    <style:style style:name="gr20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0.866cm" fo:min-width="16.25cm" draw:shadow-opacity="80%"/>
    </style:style>
    <style:style style:name="gr21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2.544cm" fo:min-width="17.169cm" draw:shadow-opacity="80%"/>
    </style:style>
    <style:style style:name="gr22" style:family="graphic" style:parent-style-name="standard">
      <style:graphic-properties svg:stroke-color="#ffffff" draw:fill-color="#ffffff" draw:opacity="85%" draw:textarea-horizontal-align="justify" draw:textarea-vertical-align="middle" draw:auto-grow-height="false" fo:min-height="1.782cm" fo:min-width="17.423cm" draw:shadow-opacity="85%"/>
    </style:style>
    <style:style style:name="gr23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4.576cm" fo:min-width="17.677cm" draw:shadow-opacity="100%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2196f3"/>
      <style:paragraph-properties fo:text-align="center" style:writing-mode="lr-tb"/>
    </style:style>
    <style:style style:name="P2" style:family="paragraph">
      <loext:graphic-properties draw:fill-color="#ed1b2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fo:font-size="128pt" fo:font-weight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96pt" fo:font-weight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style:font-name="Noto Sans Symbols" fo:font-size="128pt" fo:font-weight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style:font-name="Noto Sans Symbols2" fo:font-size="128pt" fo:font-weight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ffffff" style:font-name="Ubuntu" fo:font-size="128pt" fo:font-weight="bold"/>
    </style:style>
    <style:style style:name="P10" style:family="paragraph">
      <loext:graphic-properties draw:fill-color="#ffbf00"/>
      <style:paragraph-properties fo:text-align="center"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 draw:opacity="80%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-color="#ffffff" draw:opacity="85%"/>
      <style:paragraph-properties fo:text-align="center"/>
    </style:style>
    <style:style style:name="P17" style:family="paragraph">
      <loext:graphic-properties draw:fill-color="#ffffff" draw:opacity="100%"/>
      <style:paragraph-properties fo:text-align="center"/>
    </style:style>
    <style:style style:name="T1" style:family="text">
      <style:text-properties fo:color="#ffffff" fo:font-size="128pt" fo:font-weight="bold"/>
    </style:style>
    <style:style style:name="T2" style:family="text">
      <style:text-properties fo:color="#ffffff" style:font-name="Noto Sans Symbols21" fo:font-size="96pt" fo:font-weight="bold" style:font-name-asian="Noto Sans Symbols21" style:font-name-complex="Noto Sans Symbols21"/>
    </style:style>
    <style:style style:name="T3" style:family="text">
      <style:text-properties fo:color="#ffffff" style:font-name="Noto Sans Symbols" fo:font-size="128pt" fo:font-weight="bold"/>
    </style:style>
    <style:style style:name="T4" style:family="text">
      <style:text-properties fo:color="#ffffff" style:font-name="Noto Sans Symbols2" fo:font-size="128pt" fo:font-weight="bold"/>
    </style:style>
    <style:style style:name="T5" style:family="text">
      <style:text-properties fo:color="#ffffff" style:font-name="Ubuntu" fo:font-size="12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5.08cm" svg:x="2.54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08cm" svg:height="5.08cm" svg:x="10.16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08cm" svg:height="5.334cm" svg:x="2.54cm" svg:y="2.54cm">
          <draw:text-box>
            <text:p text:style-name="P3"><text:span text:style-name="T1">i</text:span></text:p>
          </draw:text-box>
        </draw:frame>
        <draw:frame draw:style-name="gr4" draw:text-style-name="P6" draw:layer="layout" svg:width="5.08cm" svg:height="6.259cm" svg:x="10.16cm" svg:y="2.54cm">
          <draw:text-box>
            <text:p text:style-name="P5"><text:span text:style-name="T2">🞬</text:span></text:p>
          </draw:text-box>
        </draw:frame>
        <draw:custom-shape draw:style-name="gr1" draw:text-style-name="P1" draw:layer="layout" svg:width="5.08cm" svg:height="5.08cm" svg:x="17.7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08cm" svg:height="5.334cm" svg:x="17.78cm" svg:y="2.54cm">
          <draw:text-box>
            <text:p text:style-name="P3"><text:span text:style-name="T1">?</text:span></text:p>
          </draw:text-box>
        </draw:frame>
        <draw:custom-shape draw:style-name="gr1" draw:text-style-name="P1" draw:layer="layout" svg:width="5.08cm" svg:height="5.08cm" svg:x="2.541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5.08cm" svg:height="9.509cm" svg:x="2.541cm" svg:y="5.08cm">
          <draw:text-box>
            <text:p text:style-name="P3"><text:span text:style-name="T3">i</text:span></text:p>
          </draw:text-box>
        </draw:frame>
        <draw:custom-shape draw:style-name="gr1" draw:text-style-name="P1" draw:layer="layout" svg:width="5.08cm" svg:height="5.08cm" svg:x="18.03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5.08cm" svg:height="7.926cm" svg:x="18.034cm" svg:y="6.858cm">
          <draw:text-box>
            <text:p text:style-name="P3"><text:span text:style-name="T4">?</text:span></text:p>
          </draw:text-box>
        </draw:frame>
        <draw:custom-shape draw:style-name="gr1" draw:text-style-name="P1" draw:layer="layout" svg:width="5.08cm" svg:height="5.08cm" svg:x="10.1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5.08cm" svg:height="5.314cm" svg:x="10.16cm" svg:y="7.62cm">
          <draw:text-box>
            <text:p text:style-name="P3"><text:span text:style-name="T5">i</text:span></text:p>
          </draw:text-box>
        </draw:frame>
        <draw:custom-shape draw:style-name="gr8" draw:text-style-name="P10" draw:layer="layout" svg:width="5.08cm" svg:height="5.08cm" svg:x="22.86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5.08cm" svg:height="7.926cm" svg:x="22.92cm" svg:y="-0.762cm">
          <draw:text-box>
            <text:p text:style-name="P3"><text:span text:style-name="T4">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0" draw:text-style-name="P12" draw:layer="layout" svg:width="21.082cm" svg:height="14.478cm" svg:x="3.81cm" svg:y="0.762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7.669cm" svg:height="11.197cm" svg:x="5.234cm" svg:y="2.327cm">
          <draw:image xlink:href="Pictures/1000020100000320000001FB7393E298922BDE01.png" xlink:type="simple" xlink:show="embed" xlink:actuate="onLoad" loext:mime-type="image/png">
            <text:p/>
          </draw:image>
        </draw:frame>
        <draw:custom-shape draw:style-name="gr12" draw:text-style-name="P14" draw:layer="layout" svg:width="17.669cm" svg:height="9.714cm" svg:x="5.234cm" svg:y="3.81cm">
          <text:p/>
          <draw:enhanced-geometry svg:viewBox="0 0 21600 21600" draw:type="rectangle" draw:enhanced-path="M 0 0 L 21600 0 21600 21600 0 21600 0 0 Z N"/>
        </draw:custom-shape>
        <draw:polygon draw:style-name="gr13" draw:text-style-name="P15" draw:layer="layout" svg:width="18.795cm" svg:height="8.889cm" svg:x="4.826cm" svg:y="4.826cm" svg:viewBox="0 0 18796 8890" draw:points="0,1016 254,1016 3048,254 6604,762 9652,0 11684,1270 14986,0 18796,1016 18796,8890 0,8890">
          <text:p/>
        </draw:polygon>
        <draw:polygon draw:style-name="gr13" draw:text-style-name="P15" draw:layer="layout" svg:width="18.795cm" svg:height="8.889cm" svg:x="4.826cm" svg:y="4.826cm" svg:viewBox="0 0 18796 8890" draw:points="0,1016 254,1016 3048,254 6604,762 9652,0 11684,1270 14986,0 18796,1016 18796,8890 0,8890">
          <text:p/>
        </draw:polygon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0" draw:text-style-name="P12" draw:layer="layout" svg:width="21.082cm" svg:height="14.478cm" svg:x="3.81cm" svg:y="0.762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7.713cm" svg:height="11.197cm" svg:x="5.239cm" svg:y="2.327cm">
          <draw:image xlink:href="Pictures/1000020100000322000001FBDE57E443F39850AA.png" xlink:type="simple" xlink:show="embed" xlink:actuate="onLoad" loext:mime-type="image/png">
            <text:p/>
          </draw:image>
        </draw:frame>
        <draw:custom-shape draw:style-name="gr14" draw:text-style-name="P14" draw:layer="layout" svg:width="13.308cm" svg:height="10.476cm" svg:x="5.134cm" svg:y="2.948cm">
          <text:p/>
          <draw:enhanced-geometry svg:viewBox="0 0 21600 21600" draw:type="rectangle" draw:enhanced-path="M 0 0 L 21600 0 21600 21600 0 21600 0 0 Z N"/>
        </draw:custom-shape>
        <draw:polygon draw:style-name="gr13" draw:text-style-name="P15" draw:layer="layout" svg:width="18.795cm" svg:height="8.889cm" svg:x="4.826cm" svg:y="6.426cm" svg:viewBox="0 0 18796 8890" draw:points="0,1016 254,1016 3048,254 6604,762 9652,0 11684,1270 14986,0 18796,1016 18796,8890 0,8890">
          <text:p/>
        </draw:polygon>
        <draw:custom-shape draw:style-name="gr15" draw:text-style-name="P14" draw:layer="layout" svg:width="2.794cm" svg:height="10.591cm" svg:x="21.288cm" svg:y="2.95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4" draw:layer="layout" svg:width="0.619cm" svg:height="9.614cm" svg:x="18.461cm" svg:y="3.6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0" draw:text-style-name="P12" draw:layer="layout" svg:width="21.082cm" svg:height="14.478cm" svg:x="3.81cm" svg:y="0.762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7.669cm" svg:height="11.197cm" svg:x="5.234cm" svg:y="2.327cm">
          <draw:image xlink:href="Pictures/1000020100000320000001FB7393E298922BDE01.png" xlink:type="simple" xlink:show="embed" xlink:actuate="onLoad" loext:mime-type="image/png">
            <text:p/>
          </draw:image>
        </draw:frame>
        <draw:custom-shape draw:style-name="gr17" draw:text-style-name="P14" draw:layer="layout" svg:width="17.669cm" svg:height="8.698cm" svg:x="5.234cm" svg:y="4.826cm">
          <text:p/>
          <draw:enhanced-geometry svg:viewBox="0 0 21600 21600" draw:type="rectangle" draw:enhanced-path="M 0 0 L 21600 0 21600 21600 0 21600 0 0 Z N"/>
        </draw:custom-shape>
        <draw:polygon draw:style-name="gr13" draw:text-style-name="P15" draw:layer="layout" svg:width="18.795cm" svg:height="8.889cm" svg:x="4.826cm" svg:y="4.826cm" svg:viewBox="0 0 18796 8890" draw:points="0,1016 254,1016 3048,254 6604,762 9652,0 11684,1270 14986,0 18796,1016 18796,8890 0,8890">
          <text:p/>
        </draw:polygon>
        <draw:polygon draw:style-name="gr13" draw:text-style-name="P15" draw:layer="layout" svg:width="18.795cm" svg:height="8.889cm" svg:x="4.826cm" svg:y="4.826cm" svg:viewBox="0 0 18796 8890" draw:points="0,1016 254,1016 3048,254 6604,762 9652,0 11684,1270 14986,0 18796,1016 18796,8890 0,8890">
          <text:p/>
        </draw:polygon>
        <draw:custom-shape draw:style-name="gr18" draw:text-style-name="P14" draw:layer="layout" svg:width="17.669cm" svg:height="2.032cm" svg:x="5.234cm" svg:y="1.67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9" draw:text-style-name="P14" draw:layer="layout" svg:width="1.778cm" svg:height="1.116cm" svg:x="4.299cm" svg:y="3.71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0" draw:text-style-name="P12" draw:layer="layout" svg:width="21.082cm" svg:height="14.478cm" svg:x="3.81cm" svg:y="0.762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7.669cm" svg:height="11.197cm" svg:x="5.234cm" svg:y="2.327cm">
          <draw:image xlink:href="Pictures/1000020100000320000001FB7393E298922BDE01.png" xlink:type="simple" xlink:show="embed" xlink:actuate="onLoad" loext:mime-type="image/png">
            <text:p/>
          </draw:image>
        </draw:frame>
        <draw:custom-shape draw:style-name="gr17" draw:text-style-name="P14" draw:layer="layout" svg:width="17.669cm" svg:height="8.698cm" svg:x="5.234cm" svg:y="4.826cm">
          <text:p/>
          <draw:enhanced-geometry svg:viewBox="0 0 21600 21600" draw:type="rectangle" draw:enhanced-path="M 0 0 L 21600 0 21600 21600 0 21600 0 0 Z N"/>
        </draw:custom-shape>
        <draw:polygon draw:style-name="gr13" draw:text-style-name="P15" draw:layer="layout" svg:width="18.795cm" svg:height="8.889cm" svg:x="4.826cm" svg:y="4.826cm" svg:viewBox="0 0 18796 8890" draw:points="0,1016 254,1016 3048,254 6604,762 9652,0 11684,1270 14986,0 18796,1016 18796,8890 0,8890">
          <text:p/>
        </draw:polygon>
        <draw:polygon draw:style-name="gr13" draw:text-style-name="P15" draw:layer="layout" svg:width="18.795cm" svg:height="8.889cm" svg:x="4.826cm" svg:y="4.826cm" svg:viewBox="0 0 18796 8890" draw:points="0,1016 254,1016 3048,254 6604,762 9652,0 11684,1270 14986,0 18796,1016 18796,8890 0,8890">
          <text:p/>
        </draw:polygon>
        <draw:custom-shape draw:style-name="gr18" draw:text-style-name="P14" draw:layer="layout" svg:width="17.669cm" svg:height="2.032cm" svg:x="5.234cm" svg:y="1.67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0" draw:text-style-name="P14" draw:layer="layout" svg:width="16.75cm" svg:height="1.116cm" svg:x="6.153cm" svg:y="3.71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0" draw:text-style-name="P12" draw:layer="layout" svg:width="21.082cm" svg:height="14.478cm" svg:x="3.81cm" svg:y="0.762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7.669cm" svg:height="11.197cm" svg:x="5.234cm" svg:y="2.327cm">
          <draw:image xlink:href="Pictures/1000020100000320000001FB7393E298922BDE01.png" xlink:type="simple" xlink:show="embed" xlink:actuate="onLoad" loext:mime-type="image/png">
            <text:p/>
          </draw:image>
        </draw:frame>
        <draw:custom-shape draw:style-name="gr21" draw:text-style-name="P14" draw:layer="layout" svg:width="17.669cm" svg:height="2.794cm" svg:x="5.234cm" svg:y="9.042cm">
          <text:p/>
          <draw:enhanced-geometry svg:viewBox="0 0 21600 21600" draw:type="rectangle" draw:enhanced-path="M 0 0 L 21600 0 21600 21600 0 21600 0 0 Z N"/>
        </draw:custom-shape>
        <draw:polygon draw:style-name="gr13" draw:text-style-name="P15" draw:layer="layout" svg:width="18.795cm" svg:height="4.317cm" draw:transform="rotate (-3.14159265358979) translate (23.368cm 10.922cm)" svg:viewBox="0 0 18796 4318" draw:points="18796,493 18542,493 15748,123 12192,370 9144,0 7112,617 3810,0 0,493 0,4318 18796,4318">
          <text:p/>
        </draw:polygon>
        <draw:custom-shape draw:style-name="gr22" draw:text-style-name="P16" draw:layer="layout" svg:width="17.923cm" svg:height="2.032cm" svg:x="5.191cm" svg:y="12.83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3" draw:text-style-name="P17" draw:layer="layout" svg:width="18.177cm" svg:height="4.826cm" svg:x="5.191cm" svg:y="2.0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0" draw:text-style-name="P12" draw:layer="layout" svg:width="21.082cm" svg:height="14.478cm" svg:x="3.81cm" svg:y="0.762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7.669cm" svg:height="11.197cm" svg:x="5.234cm" svg:y="2.327cm">
          <draw:image xlink:href="Pictures/1000020100000320000001FB7393E298922BDE01.png" xlink:type="simple" xlink:show="embed" xlink:actuate="onLoad" loext:mime-type="image/png">
            <text:p/>
          </draw:image>
        </draw:frame>
        <draw:custom-shape draw:style-name="gr21" draw:text-style-name="P14" draw:layer="layout" svg:width="17.669cm" svg:height="2.794cm" svg:x="5.234cm" svg:y="9.98cm">
          <text:p/>
          <draw:enhanced-geometry svg:viewBox="0 0 21600 21600" draw:type="rectangle" draw:enhanced-path="M 0 0 L 21600 0 21600 21600 0 21600 0 0 Z N"/>
        </draw:custom-shape>
        <draw:polygon draw:style-name="gr13" draw:text-style-name="P15" draw:layer="layout" svg:width="18.795cm" svg:height="4.317cm" draw:transform="rotate (-3.14159265358979) translate (23.368cm 10.922cm)" svg:viewBox="0 0 18796 4318" draw:points="18796,493 18542,493 15748,123 12192,370 9144,0 7112,617 3810,0 0,493 0,4318 18796,4318">
          <text:p/>
        </draw:polygon>
        <draw:custom-shape draw:style-name="gr23" draw:text-style-name="P17" draw:layer="layout" svg:width="18.177cm" svg:height="4.826cm" svg:x="5.191cm" svg:y="2.0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1" draw:text-style-name="P13" draw:layer="layout" svg:width="17.713cm" svg:height="11.197cm" svg:x="4.131cm" svg:y="2.032cm">
          <draw:image xlink:href="Pictures/1000020100000322000001FBDE57E443F39850AA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Symbols21" svg:font-family="'Noto Sans Symbols2'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Noto Sans Symbols" svg:font-family="'Noto Sans Symbols'" style:font-family-generic="swiss" style:font-pitch="variable"/>
    <style:font-face style:name="Noto Sans Symbols2" svg:font-family="'Noto Sans Symbols2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9:30:47.214677656</meta:creation-date>
    <dc:date>2021-02-18T21:05:07.320396528</dc:date>
    <meta:editing-duration>PT50M17S</meta:editing-duration>
    <meta:editing-cycles>5</meta:editing-cycles>
    <meta:generator>LibreOffice/6.4.6.2$Linux_X86_64 LibreOffice_project/40$Build-2</meta:generator>
    <meta:document-statistic meta:object-count="88"/>
  </office:meta>
</office:document-meta>
</file>